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akespear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akespear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lay</text:p>
          </table:table-cell>
          <table:table-cell table:style-name="ce1" office:value-type="string" calcext:value-type="string">
            <text:p>Noun_Frequencies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34" calcext:value-type="float">
            <text:p>534</text:p>
          </table:table-cell>
          <table:table-cell table:number-columns-repeated="8"/>
          <table:table-cell table:style-name="ce1" office:value-type="string" calcext:value-type="string">
            <text:p>Ho = The noun frequencies are the same in both plays.</text:p>
          </table:table-cell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8"/>
          <table:table-cell table:style-name="ce1" office:value-type="string" calcext:value-type="string">
            <text:p>Ha = The noun frequencies are different in each play.</text:p>
          </table:table-cell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3"/>
          <table:table-cell table:style-name="ce1" office:value-type="string" calcext:value-type="string">
            <text:p>1 = Julius Caesar</text:p>
          </table:table-cell>
          <table:table-cell table:number-columns-repeated="4"/>
          <table:table-cell table:style-name="ce1" office:value-type="string" calcext:value-type="string">
            <text:p>Independent t-test</text:p>
          </table:table-cell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3"/>
          <table:table-cell table:style-name="ce1" office:value-type="string" calcext:value-type="string">
            <text:p>2 = As You Like It</text:p>
          </table:table-cell>
          <table:table-cell table:number-columns-repeated="4"/>
          <table:table-cell table:style-name="ce1" office:value-type="string" calcext:value-type="string">
            <text:p>p value</text:p>
          </table:table-cell>
          <table:table-cell table:formula="of:=COM.MICROSOFT.T.TEST([.A$1:.A$1048576];[.B$1:.B$1048576];2;3)" office:value-type="float" office:value="0.02654269287" calcext:value-type="float">
            <text:p>0.02654269287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8"/>
          <table:table-cell table:style-name="ce1" office:value-type="string" calcext:value-type="string">
            <text:p>Play mean</text:p>
          </table:table-cell>
          <table:table-cell table:formula="of:=AVERAGE([.A$1:.A$1048576])" office:value-type="float" office:value="1.558823529" calcext:value-type="float">
            <text:p>1.558823529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8"/>
          <table:table-cell table:style-name="ce1" office:value-type="string" calcext:value-type="string">
            <text:p>Noun mean</text:p>
          </table:table-cell>
          <table:table-cell table:formula="of:=AVERAGE([.B$1:.B$1048576])" office:value-type="float" office:value="32.44117647" calcext:value-type="float">
            <text:p>32.44117647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8"/>
          <table:table-cell table:style-name="ce1" office:value-type="string" calcext:value-type="string">
            <text:p>Reject the null hypothesis.</text:p>
          </table:table-cell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729" calcext:value-type="float">
            <text:p>729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14" calcext:value-type="float">
            <text:p>214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akespeare" style:display-name="PageStyle_shakespea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0" meta:object-count="0"/>
    <meta:generator>LibreOfficeDev/6.0.5.2$Linux_X86_64 LibreOffice_project/</meta:generator>
  </office:meta>
</office:document-meta>
</file>